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9cm" svg:height="2.6cm" svg:x="5.9cm" svg:y="2.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8.4cm" svg:height="2.8cm" svg:x="6.1cm" svg:y="7cm">
          <text:p text:style-name="P1">Input: “please enter</text:p>
          <text:p text:style-name="P1"><text:s/>4 <text:s/>integer numbers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line-skew="-0.901cm" svg:x1="10.3cm" svg:y1="7cm" svg:x2="10.35cm" svg:y2="5.4cm" draw:start-shape="id1" draw:start-glue-point="5" draw:end-shape="id2" draw:end-glue-point="6" svg:d="M10300 7000v-1700h50v100" svg:viewBox="0 0 51 1701">
          <text:p/>
        </draw:connector>
        <draw:custom-shape draw:style-name="gr1" draw:text-style-name="P1" xml:id="id3" draw:id="id3" draw:layer="layout" svg:width="8.4cm" svg:height="2.8cm" svg:x="5.1cm" svg:y="11.5cm">
          <text:p text:style-name="P1">Input number 1</text:p>
          <text:p text:style-name="P1">Input number 2</text:p>
          <text:p text:style-name="P1">Input number 3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3cm" svg:y1="11.5cm" svg:x2="10.3cm" svg:y2="9.8cm" draw:start-shape="id3" draw:start-glue-point="5" draw:end-shape="id1" draw:end-glue-point="8" svg:d="M9300 11500v-849h1000v-851" svg:viewBox="0 0 1001 1701">
          <text:p/>
        </draw:connector>
        <draw:custom-shape draw:style-name="gr1" draw:text-style-name="P1" xml:id="id4" draw:id="id4" draw:layer="layout" svg:width="10.6cm" svg:height="3cm" svg:x="4.5cm" svg:y="16.4cm">
          <text:p text:style-name="P1">Answer: number 1 + number 2 </text:p>
          <text:p text:style-name="P1">+ number 3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8cm" svg:y1="16.4cm" svg:x2="9.3cm" svg:y2="14.3cm" draw:start-shape="id4" draw:start-glue-point="4" draw:end-shape="id3" draw:end-glue-point="8" svg:d="M9800 16400v-1049h-500v-1051" svg:viewBox="0 0 501 2101">
          <text:p/>
        </draw:connector>
        <draw:custom-shape draw:style-name="gr1" draw:text-style-name="P1" xml:id="id5" draw:id="id5" draw:layer="layout" svg:width="8cm" svg:height="2.6cm" svg:x="5.6cm" svg:y="20.9cm">
          <text:p text:style-name="P1">Output 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6cm" svg:y1="20.9cm" svg:x2="9.8cm" svg:y2="19.4cm" draw:start-shape="id5" draw:start-glue-point="5" draw:end-shape="id4" draw:end-glue-point="6" svg:d="M9600 20900v-749h200v-751" svg:viewBox="0 0 201 1501">
          <text:p/>
        </draw:connector>
        <draw:custom-shape draw:style-name="gr1" draw:text-style-name="P1" xml:id="id6" draw:id="id6" draw:layer="layout" svg:width="7.9cm" svg:height="2.8cm" svg:x="5.7cm" svg:y="24.7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9.65cm" svg:y1="24.7cm" svg:x2="9.6cm" svg:y2="23.5cm" draw:start-shape="id6" draw:start-glue-point="4" draw:end-shape="id5" draw:end-glue-point="8" svg:d="M9650 24700v-599h-50v-601" svg:viewBox="0 0 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0:11:13.166000000</meta:creation-date>
    <dc:date>2014-09-16T10:19:51.929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